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97c4"/>
    </style:style>
    <style:style style:name="T1" style:family="text">
      <style:text-properties officeooo:rsid="000897c4" fo:background-color="#FFF000"/>
    </style:style>
    <style:style style:name="IMPORTANT" style:family="text">
      <style:text-properties officeooo:rsid="000897c4" fo:color="#C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				<text:span text:style-name="T1">ab</text:span><text:span text:style-name="IMPORTANT"><text:a xlink:type="simple" xlink:href="http://www.heise.de/"><text:span text:style-name="T1">c</text:span></text:a></text:span><text:span text:style-name="T1">def</text:span>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02:14:50.59</meta:creation-date>
    <dc:date>2013-04-05T02:15:50.1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3.6$Windows_x86 LibreOffice_project/2ef5aff-a6fb0ff-166bdff-cf087ad-0f1389</meta:generator>
  </office:meta>
</office:document-meta>
</file>